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eb5" officeooo:paragraph-rsid="00133e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ложение для ведения базы данных личных фотографий. Должно позволять:</text:p>
      <text:p text:style-name="P1">- вносить в базу данных новые фотографии;</text:p>
      <text:p text:style-name="P1">- к имеющимся фотографиям добавлять описание и комментарии;</text:p>
      <text:p text:style-name="P1">- просмотр фотографий из базы данных и сортировку по различным критериям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9T17:38:25.065128929</meta:creation-date>
    <dc:date>2025-11-09T17:58:35.140378043</dc:date>
    <meta:editing-duration>PT9M55S</meta:editing-duration>
    <meta:editing-cycles>1</meta:editing-cycles>
    <meta:document-statistic meta:table-count="0" meta:image-count="0" meta:object-count="0" meta:page-count="1" meta:paragraph-count="4" meta:word-count="35" meta:character-count="244" meta:non-whitespace-character-count="213"/>
    <meta:generator>LibreOffice/24.2.7.2$Linux_X86_64 LibreOffice_project/420$Build-2</meta:generator>
  </office:meta>
</office:document-meta>
</file>